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Text_20_body" style:list-style-name="L4">
      <style:paragraph-properties fo:margin-top="0in" fo:margin-bottom="0.0598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</text:p>
      <text:h text:style-name="Heading_20_1" text:outline-level="1">Example: lecture on carbohydrates</text:h>
      <text:p text:style-name="Text_20_body">Constraints: 90 minutes, 30 students with practical experience in a medical job</text:p>
      <text:h text:style-name="Heading_20_2" text:outline-level="2">Syllabus</text:h>
      <text:p text:style-name="P5">Topic 4. Carbohydrates</text:p>
      <text:p text:style-name="P4">structure, properties, classification, functions, <text:line-break/>glycolysis, gluconeogenesis, glycogen metabolism</text:p>
      <text:h text:style-name="Heading_20_2" text:outline-level="2">Objectives</text:h>
      <text:list xml:id="list1857265067" text:style-name="L1">
        <text:list-item>
          <text:p text:style-name="P1">students answer 6 questions on carbohydrates in pairs within 20'</text:p>
        </text:list-item>
        <text:list-item>
          <text:p text:style-name="P1">students explain what carbohydrates are </text:p>
        </text:list-item>
        <text:list-item>
          <text:p text:style-name="P1">students define, differentiate and give examples for </text:p>
          <text:list>
            <text:list-item>
              <text:p text:style-name="P1">monosaccharides, disaccharides, polysaccharides</text:p>
            </text:list-item>
            <text:list-item>
              <text:p text:style-name="P1">functions of carbohydrates</text:p>
            </text:list-item>
            <text:list-item>
              <text:p text:style-name="P1">glycosidic bond, structural properties of carbohydrates</text:p>
            </text:list-item>
          </text:list>
        </text:list-item>
        <text:list-item>
          <text:p text:style-name="P1">additional objectives for exam announced (data not shown)</text:p>
        </text:list-item>
      </text:list>
      <text:h text:style-name="Heading_20_2" text:outline-level="2">Concept Map</text:h>
      <text:list xml:id="list1675298603" text:style-name="L2">
        <text:list-item>
          <text:p text:style-name="P2">The structure of lactose annotated by: glucose, galactose, monosaccharide, disaccharide, glycosidic bond, OH-group.</text:p>
        </text:list-item>
        <text:list-item>
          <text:p text:style-name="P2">A table with the rows [molecule class, building blocks, bonds, #blocks, length] that was filled with data for carbohydrates, amino acids, nucleic acids and lipids during the day</text:p>
        </text:list-item>
      </text:list>
      <text:h text:style-name="Heading_20_2" text:outline-level="2">Lesson Plan</text:h>
      <text:list xml:id="list1661218451" text:style-name="L4">
        <text:list-item>
          <text:p text:style-name="P6">Story: why I did not like breakfast in Eastern Asia (5')</text:p>
        </text:list-item>
        <text:list-item>
          <text:p text:style-name="P6">Ask students for their experience with lactose intolerance (10')</text:p>
        </text:list-item>
        <text:list-item>
          <text:p text:style-name="P6">explain task, work in pairs (20')</text:p>
        </text:list-item>
        <text:list-item>
          <text:p text:style-name="P6">discuss answers (30')</text:p>
        </text:list-item>
        <text:list-item>
          <text:p text:style-name="P6">deduce structural determinant for lactose intolerance (10')</text:p>
        </text:list-item>
        <text:list-item>
          <text:p text:style-name="P6">collect relevant concepts on the board (10')</text:p>
        </text:list-item>
      </text:list>
      <text:h text:style-name="Heading_20_2" text:outline-level="2">Prototype</text:h>
      <text:p text:style-name="P4">Lactose intolerance</text:p>
      <text:h text:style-name="Heading_20_2" text:outline-level="2">Material</text:h>
      <text:list xml:id="list258028408" text:style-name="L3">
        <text:list-item>
          <text:p text:style-name="P3">8 cards with sample carbohydrates</text:p>
        </text:list-item>
        <text:list-item>
          <text:p text:style-name="P3">6 questions like:</text:p>
          <text:list>
            <text:list-item>
              <text:p text:style-name="P3">What groups of carbohydrates do you find?</text:p>
            </text:list-item>
            <text:list-item>
              <text:p text:style-name="P3">What does lactose consist of?</text:p>
            </text:list-item>
            <text:list-item>
              <text:p text:style-name="P3">What is the difference between glucose and galactose?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1:11:02</meta:creation-date>
    <dc:date>2014-10-27T11:25:08</dc:date>
    <dc:creator>Academis </dc:creator>
    <meta:editing-duration>P0D</meta:editing-duration>
    <meta:editing-cycles>1</meta:editing-cycles>
    <meta:document-statistic meta:table-count="0" meta:image-count="0" meta:object-count="0" meta:page-count="1" meta:paragraph-count="32" meta:word-count="208" meta:character-count="1435" meta:non-whitespace-character-count="1253"/>
    <meta:generator>LibreOffice/3.5$Linux_X86_64 LibreOffice_project/350m1$Build-2</meta:generator>
  </office:meta>
</office:document-meta>
</file>